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Minion Web" svg:font-family="'Minion Web', 'Century Schoolbook', serif"/>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P1" style:family="paragraph" style:parent-style-name="Text_20_body">
      <style:text-properties style:font-name="Times New Roman1"/>
    </style:style>
    <style:style style:name="P2" style:family="paragraph" style:parent-style-name="Table_20_Contents">
      <style:text-properties fo:font-size="11pt"/>
    </style:style>
    <style:style style:name="P3" style:family="paragraph" style:parent-style-name="Table_20_Contents">
      <style:text-properties style:font-name="Times New Roman1" fo:font-size="11pt"/>
    </style:style>
    <style:style style:name="P4" style:family="paragraph" style:parent-style-name="Text_20_body">
      <style:text-properties style:font-name="Times New Roman1"/>
    </style:style>
    <style:style style:name="P5" style:family="paragraph" style:parent-style-name="Text_20_body" style:list-style-name="L1">
      <style:text-properties style:font-name="Times New Roman1"/>
    </style:style>
    <style:style style:name="P6" style:family="paragraph" style:parent-style-name="Text_20_body" style:list-style-name="L1">
      <style:paragraph-properties fo:margin-top="0mm" fo:margin-bottom="0mm"/>
      <style:text-properties style:font-name="Times New Roman1"/>
    </style:style>
    <style:style style:name="P7" style:family="paragraph" style:parent-style-name="Darktable_20_text">
      <style:text-properties style:font-name="Times New Roman1"/>
    </style:style>
    <style:style style:name="T1" style:family="text">
      <style:text-properties fo:font-style="italic"/>
    </style:style>
    <style:style style:name="T2" style:family="text">
      <style:text-properties style:font-name="Times New Roman1"/>
    </style:style>
    <style:style style:name="T3" style:family="text">
      <style:text-properties fo:font-style="normal" style:font-style-asian="normal" style:font-style-complex="normal"/>
    </style:style>
    <style:style style:name="T4" style:family="text">
      <style:text-properties fo:color="#330066" style:font-name="Minion Web"/>
    </style:style>
    <style:style style:name="T5" style:family="text">
      <style:text-properties fo:color="#333333"/>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5"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Improve composition</text:h>
      <text:p text:style-name="Darktable_20_text">Composition is a key element for a good shot. The reason why composition is so important lays in the fact what a camera sees is different from what we see. When we look at a scene we selectively see only the important element in it, while we almost ignore everything else. Instead the sensor of the camera records exactly what it sees, still in a very different way as we do: the camera records only a small part of the scene, reduces it to only two dimensions, frames it and freezes it. Plus it records colors in a different way as we are capable of perceive them and with more difficult balance. The camera records all the details that our brain tend to discard making it more difficult to highlight the point of interest that the photographer wants to show. Likely, still it is possible to produce great photos!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our photos during RAW development.</text:p>
      <text:p text:style-name="Darktable_20_heading_20_3">Photographic composition</text:p>
      <text:p text:style-name="Darktable_20_text">Good pictures are seldom created by chance. The way the elements of a scene are arranged catches the viewer's attention, catches the eye, makes a clear statement or tells a story; all qualities of a good composition. 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2"><draw:frame draw:style-name="fr5" draw:name="graphics52" text:anchor-type="char" svg:width="6.77mm" svg:height="6.77mm" draw:z-index="0"><draw:image xlink:href="Pictures/100002010000008000000080D45F7F9D.png" xlink:type="simple" xlink:show="embed" xlink:actuate="onLoad"/></draw:frame> </text:p>
          </table:table-cell>
          <table:table-cell table:style-name="Table25.B1" office:value-type="string">
            <text:p text:style-name="P2">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1">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ext:p text:style-name="P1"/>
      <table:table table:name="Table1" table:style-name="Table1">
        <table:table-column table:style-name="Table1.A"/>
        <table:table-column table:style-name="Table1.B"/>
        <text:soft-page-break/>
        <table:table-row>
          <table:table-cell table:style-name="Table1.A1" office:value-type="string">
            <text:p text:style-name="P2"><draw:frame draw:style-name="fr5" draw:name="graphics1" text:anchor-type="char" svg:width="6.77mm" svg:height="6.77mm" draw:z-index="1"><draw:image xlink:href="Pictures/100002010000008000000080D45F7F9D.png" xlink:type="simple" xlink:show="embed" xlink:actuate="onLoad"/></draw:frame> </text:p>
          </table:table-cell>
          <table:table-cell table:style-name="Table1.B1" office:value-type="string">
            <text:p text:style-name="P3">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ext:span text:style-name="T1">they are </text:span>looking at, which <text:span text:style-name="T1">should </text:span>be the center of interest.</text:p>
          </table:table-cell>
        </table:table-row>
      </table:table>
      <text:p text:style-name="Darktable_20_heading_20_4">Subject placement</text:p>
      <text:p text:style-name="Darktable_20_text">In photographic composition there are two important guides to suggest the position of the point of interest: the <text:span text:style-name="Darktable_20_emphasis">rule of thirds</text:span> and <text:span text:style-name="Darktable_20_emphasis">dynamic symmetry</text:span>. <text:sequence-ref text:reference-format="category-and-value" text:ref-name="refFigure0">Figure 1</text:sequence-ref> shows the good locations for the point of interest as recommended by the rule of thirds.</text:p>
      <text:p text:style-name="Darktable_20_text"><draw:frame draw:style-name="fr1" draw:name="Frame1" text:anchor-type="paragraph" svg:x="37.94mm" svg:y="0.16mm" svg:width="89.99mm" draw:z-index="2"><draw:text-box fo:min-height="73.4mm"><text:p text:style-name="Figure"><draw:frame draw:style-name="fr6" draw:name="graphics2" text:anchor-type="paragraph" svg:x="0.04mm" svg:y="0.02mm" svg:width="106.36mm" style:rel-width="100%" svg:height="79.9mm" style:rel-height="scale" draw:z-index="3"><draw:image xlink:href="../images/ruleofthirds.png" xlink:type="simple" xlink:show="embed" xlink:actuate="onLoad"/></draw:frame>Figure <text:sequence text:ref-name="refFigure0" text:name="Figure" text:formula="ooow:Figure+1" style:num-format="1">1</text:sequence>: Rule of thirds</text:p></draw:text-box></draw:frame>The frame is divided in three columns and three rows all of the same with and height. The intersections between such lines are the candidates of where to place the center of interest.</text:p>
      <text:p text:style-name="Darktable_20_text"><draw:frame draw:style-name="fr2" draw:name="Frame2" text:anchor-type="paragraph" svg:y="7.11mm" svg:width="89.99mm" draw:z-index="4"><draw:text-box fo:min-height="67.93mm"><text:p text:style-name="Figure"><draw:frame draw:style-name="fr6" draw:name="graphics3" text:anchor-type="paragraph" svg:x="0.04mm" svg:y="0.02mm" svg:width="106.36mm" style:rel-width="100%" svg:height="79.9mm" style:rel-height="scale" draw:z-index="5"><draw:image xlink:href="../images/dynamicsymmetry.png" xlink:type="simple" xlink:show="embed" xlink:actuate="onLoad"/></draw:frame>Figure <text:sequence text:ref-name="refFigure1" text:name="Figure" text:formula="ooow:Figure+1" style:num-format="1">2</text:sequence>: Dynamic symmetry</text:p></draw:text-box></draw:frame><text:sequence-ref text:reference-format="category-and-value" text:ref-name="refFigure1">Figure 2</text:sequence-ref> shows a good position for the main element of the picture following the rule of dynamic symmetry.</text:p>
      <text:p text:style-name="Darktable_20_text"/>
      <text:p text:style-name="Darktable_20_heading_20_4"><text:soft-page-break/>Simplicity</text:p>
      <text:p text:style-name="Darktable_20_text">The reason why we take a picture is most of the times obvious to us. But it is not obvious to a viewer, therefore the picture must makes it clear. Simplicity is one of the key principle in good photographs. <text:span text:style-name="T2">The simpler and more direct a picture is, the clearer and stronger is the resulting statement, making it easily readable by a viewer.</text:span></text:p>
      <text:p text:style-name="Darktable_20_text"><text:span text:style-name="T2">For example, the starfish in is against a cluttered background, thus not immediately recognizable. The starfish in is instead against a neutral and cleaner background, making the subject of the picture immediately recognizable.</text:span></text:p>
      <text:p text:style-name="Darktable_20_text"><draw:frame draw:style-name="fr4" draw:name="Frame4" text:anchor-type="paragraph" svg:x="85.99mm" svg:y="1.11mm" svg:width="83.8mm" draw:z-index="8"><draw:text-box fo:min-height="46.13mm"><text:p text:style-name="Figure"><draw:frame draw:style-name="fr8" draw:name="graphics5" text:anchor-type="paragraph" svg:y="0mm" svg:width="55mm" svg:height="40.99mm" draw:z-index="9"><draw:image xlink:href="../images/starfish-good.jpg" xlink:type="simple" xlink:show="embed" xlink:actuate="onLoad" draw:filter-name="&lt;All formats&gt;"/></draw:frame>Figure <text:sequence text:ref-name="refFigure3" text:name="Figure" text:formula="ooow:Figure+1" style:num-format="1">3</text:sequence>: starfish against a neutral background</text:p></draw:text-box></draw:frame><draw:frame draw:style-name="fr3" draw:name="Frame3" text:anchor-type="paragraph" svg:x="0.21mm" svg:y="1.02mm" svg:width="85.8mm" draw:z-index="6"><draw:text-box fo:min-height="46.21mm"><text:p text:style-name="Figure"><draw:frame draw:style-name="fr7" draw:name="graphics4" text:anchor-type="paragraph" svg:width="55mm" svg:height="41.19mm" draw:z-index="7"><draw:image xlink:href="../images/starfish-bad.jpg" xlink:type="simple" xlink:show="embed" xlink:actuate="onLoad" draw:filter-name="&lt;All formats&gt;"/></draw:frame>Figure <text:sequence text:ref-name="refFigure2" text:name="Figure" text:formula="ooow:Figure+1" style:num-format="1">4</text:sequence>: starfish aginst a cluttered background</text:p></draw:text-box></draw:frame><text:span text:style-name="T2">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Only after considering all possibilities should you take the picture. Make sure there is nothing in the background to distract the viewer's attention from the main point of the picture and check that there is not any other object that can attract the viewer's attention instead of the intended object.</text:span></text:p>
      <text:p text:style-name="Darktable_20_text"><text:span text:style-name="T2">Another principle to consider is to tell only one story, or express only one idea. Nothing in the frame should distract from the intended main object (or group of objects); all other elements should merely support and emphasize the main object.</text:span></text:p>
      <text:p text:style-name="Darktable_20_heading_20_4">Balance</text:p>
      <text:p text:style-name="Darktable_20_text">Balance in composition is a matter of making the picture look harmonious. Each object in a scene has a <text:span text:style-name="Darktable_20_emphasis">weight</text:span> in comparison to all other elements so that the entire picture is balanced when each object has the proper weight in the frame. A key role in composition balance is played by symmetries and asymmetries.</text:p>
      <text:p text:style-name="P7"><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to use because the artist must plan the layout very carefully to ensure that it is still balanced. An unbalanced page or screen creates a feeling of tension, as if the page or screen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P1">There are other factors to consider in order to make pictures appear balanced. Some of these are as follows: </text:p>
      <text:list xml:id="list1337426860" text:style-name="L1">
        <text:list-item>
          <text:p text:style-name="P6">An object far from the center of the picture seems to have more weight than one near the center. </text:p>
        </text:list-item>
        <text:list-item>
          <text:p text:style-name="P6">Objects in the upper part of a picture seem heavier than objects of the same size in the lower part of a <text:soft-page-break/>picture. </text:p>
        </text:list-item>
        <text:list-item>
          <text:p text:style-name="P6">Isolation seems to increase the weight of an object. </text:p>
        </text:list-item>
        <text:list-item>
          <text:p text:style-name="P6">Intensely interesting objects seem to have more compositional weight. </text:p>
        </text:list-item>
        <text:list-item>
          <text:p text:style-name="P6">Regular shapes seem to have more weight than irregular shapes. </text:p>
        </text:list-item>
        <text:list-item>
          <text:p text:style-name="P6">Elements on the right side of an asymmetrical picture appear to have more weight than elements of the same size on the left side of the picture. </text:p>
        </text:list-item>
        <text:list-item>
          <text:p text:style-name="P5">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Text_20_body"><text:span text:style-name="T2">Understanding the factors required to create graphic balance is essential to produce good pictures; the good news is that once we gain an understanding of the principles of pictorial balance, achieving balance in photographs becomes an easy process.</text:span></text:p>
      <text:p text:style-name="Darktable_20_heading_20_4">Shapes and lines</text:p>
      <text:p text:style-name="Darktable_20_heading_20_4">Patterns</text:p>
      <text:p text:style-name="Darktable_20_heading_20_4">Volume</text:p>
      <text:p text:style-name="Darktable_20_heading_20_4">Lighting</text:p>
      <text:p text:style-name="Darktable_20_heading_20_4">Texture</text:p>
      <text:p text:style-name="Darktable_20_heading_20_4">Tone</text:p>
      <text:p text:style-name="Darktable_20_heading_20_4">Contrast</text:p>
      <text:p text:style-name="Darktable_20_heading_20_4">High- and low-key colors</text:p>
      <text:p text:style-name="Darktable_20_heading_20_4">Framing</text:p>
      <text:p text:style-name="Darktable_20_heading_20_4">Foreground</text:p>
      <text:p text:style-name="Darktable_20_heading_20_4">Background</text:p>
      <text:p text:style-name="Darktable_20_heading_20_4">Perspective</text:p>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Minion Web" svg:font-family="'Minion Web', 'Century Schoolbook', serif"/>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19H39M49S</meta:editing-duration>
    <meta:editing-cycles>26</meta:editing-cycles>
    <meta:generator>LibreOffice/3.3$Linux LibreOffice_project/330m19$Build-202</meta:generator>
    <meta:initial-creator>Nicholas </meta:initial-creator>
    <dc:date>2011-05-08T23:17:37</dc:date>
    <dc:creator>Stefano Fornari</dc:creator>
    <meta:document-statistic meta:table-count="2" meta:image-count="6" meta:object-count="0" meta:page-count="4" meta:paragraph-count="54" meta:word-count="1550" meta:character-count="8999"/>
  </office:meta>
</office:document-meta>
</file>